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70000005E4CDC7950075964FE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automatic-styles>
    <style:style style:name="P1" style:family="paragraph" style:parent-style-name="Header_20_right">
      <style:text-properties officeooo:rsid="000a7140" officeooo:paragraph-rsid="000a714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text-properties officeooo:rsid="0008b922" officeooo:paragraph-rsid="000d9b08"/>
    </style:style>
    <style:style style:name="P5" style:family="paragraph" style:parent-style-name="Text_20_body">
      <style:text-properties officeooo:rsid="00102f23" officeooo:paragraph-rsid="00102f23"/>
    </style:style>
    <style:style style:name="P6" style:family="paragraph" style:parent-style-name="Text_20_body">
      <style:text-properties officeooo:rsid="00102f23" officeooo:paragraph-rsid="0013f90f"/>
    </style:style>
    <style:style style:name="P7" style:family="paragraph" style:parent-style-name="Text_20_body">
      <style:text-properties officeooo:rsid="00102f23" officeooo:paragraph-rsid="0017e0c7"/>
    </style:style>
    <style:style style:name="P8" style:family="paragraph" style:parent-style-name="Text_20_body">
      <style:text-properties officeooo:rsid="00102f23" officeooo:paragraph-rsid="00180021"/>
    </style:style>
    <style:style style:name="P9" style:family="paragraph" style:parent-style-name="Text_20_body">
      <style:text-properties officeooo:rsid="00125a20" officeooo:paragraph-rsid="00125a20"/>
    </style:style>
    <style:style style:name="P10" style:family="paragraph" style:parent-style-name="Text_20_body">
      <style:text-properties style:font-name="Outfit Medium" fo:font-size="14pt" fo:font-weight="normal" officeooo:rsid="0011e2a1" officeooo:paragraph-rsid="0011e2a1" style:font-name-asian="Noto Sans CJK SC" style:font-size-asian="14pt" style:font-weight-asian="bold" style:font-name-complex="Lohit Devanagari1" style:font-size-complex="14pt" style:font-weight-complex="bold"/>
    </style:style>
    <style:style style:name="P11" style:family="paragraph" style:parent-style-name="Text_20_body">
      <style:text-properties style:font-name="Outfit Medium" fo:font-weight="normal" officeooo:rsid="0017e0c7" officeooo:paragraph-rsid="0017e0c7"/>
    </style:style>
    <style:style style:name="P12" style:family="paragraph" style:parent-style-name="Text_20_body">
      <style:text-properties style:font-name="Outfit Medium" fo:font-weight="normal" officeooo:rsid="00180021" officeooo:paragraph-rsid="00180021"/>
    </style:style>
    <style:style style:name="P13" style:family="paragraph" style:parent-style-name="Text_20_body">
      <style:text-properties style:font-name="Outfit Medium" fo:font-weight="normal" officeooo:rsid="0019dc07" officeooo:paragraph-rsid="0019dc07"/>
    </style:style>
    <style:style style:name="P14" style:family="paragraph" style:parent-style-name="Text_20_body">
      <style:text-properties style:font-name="Outfit Medium" fo:font-weight="normal" officeooo:rsid="001bc4a0" officeooo:paragraph-rsid="001ec667"/>
    </style:style>
    <style:style style:name="P15" style:family="paragraph" style:parent-style-name="Text_20_body">
      <style:text-properties style:font-name="Outfit Medium" fo:font-weight="normal" officeooo:rsid="001be01f" officeooo:paragraph-rsid="001be01f"/>
    </style:style>
    <style:style style:name="P16" style:family="paragraph" style:parent-style-name="Text_20_body">
      <style:text-properties style:font-name="Outfit Medium" fo:font-weight="normal" officeooo:rsid="001ec667" officeooo:paragraph-rsid="001ec667"/>
    </style:style>
    <style:style style:name="P17" style:family="paragraph" style:parent-style-name="Title">
      <style:text-properties officeooo:rsid="00172c2b" officeooo:paragraph-rsid="00172c2b"/>
    </style:style>
    <style:style style:name="P18" style:family="paragraph" style:parent-style-name="Text_20_body">
      <style:text-properties officeooo:rsid="0017e0c7" officeooo:paragraph-rsid="0017e0c7"/>
    </style:style>
    <style:style style:name="P19" style:family="paragraph" style:parent-style-name="Text_20_body">
      <style:text-properties officeooo:rsid="00180021" officeooo:paragraph-rsid="00180021"/>
    </style:style>
    <style:style style:name="P20" style:family="paragraph" style:parent-style-name="Text_20_body">
      <style:text-properties officeooo:paragraph-rsid="0019dc07"/>
    </style:style>
    <style:style style:name="P21" style:family="paragraph" style:parent-style-name="Text_20_body">
      <style:text-properties officeooo:paragraph-rsid="001be01f"/>
    </style:style>
    <style:style style:name="P22" style:family="paragraph" style:parent-style-name="Text_20_body">
      <style:text-properties officeooo:paragraph-rsid="001ec667"/>
    </style:style>
    <style:style style:name="P23" style:family="paragraph" style:parent-style-name="Text_20_body">
      <style:text-properties officeooo:paragraph-rsid="00180021"/>
    </style:style>
    <style:style style:name="P24" style:family="paragraph" style:parent-style-name="Text_20_body">
      <style:text-properties fo:font-size="12pt" officeooo:rsid="0022a3ee" officeooo:paragraph-rsid="0023f640" style:font-size-asian="12pt" style:font-size-complex="12pt"/>
    </style:style>
    <style:style style:name="P25" style:family="paragraph" style:parent-style-name="Text_20_body">
      <style:text-properties officeooo:paragraph-rsid="0013f90f"/>
    </style:style>
    <style:style style:name="P26" style:family="paragraph" style:parent-style-name="Heading_20_1">
      <style:paragraph-properties fo:break-before="page"/>
      <style:text-properties officeooo:rsid="00102f23" officeooo:paragraph-rsid="00102f23"/>
    </style:style>
    <style:style style:name="P27" style:family="paragraph" style:parent-style-name="Heading_20_1">
      <style:paragraph-properties fo:break-before="page"/>
      <style:text-properties officeooo:rsid="00102f23" officeooo:paragraph-rsid="00180021"/>
    </style:style>
    <style:style style:name="P28" style:family="paragraph" style:parent-style-name="Heading_20_1">
      <style:paragraph-properties fo:break-before="page"/>
      <style:text-properties officeooo:rsid="00102f23" officeooo:paragraph-rsid="0019dc07"/>
    </style:style>
    <style:style style:name="P29" style:family="paragraph" style:parent-style-name="Heading_20_1">
      <style:paragraph-properties fo:break-before="page"/>
      <style:text-properties officeooo:rsid="00102f23" officeooo:paragraph-rsid="001ec667"/>
    </style:style>
    <style:style style:name="P30" style:family="paragraph" style:parent-style-name="Heading_20_1">
      <style:paragraph-properties fo:break-before="page"/>
      <style:text-properties officeooo:rsid="00102f23" officeooo:paragraph-rsid="001be01f"/>
    </style:style>
    <style:style style:name="P31" style:family="paragraph" style:parent-style-name="Heading_20_1">
      <style:paragraph-properties fo:break-before="page"/>
      <style:text-properties officeooo:rsid="00102f23" officeooo:paragraph-rsid="002eee5a"/>
    </style:style>
    <style:style style:name="P32" style:family="paragraph" style:parent-style-name="Heading_20_1">
      <style:paragraph-properties fo:break-before="page"/>
      <style:text-properties officeooo:rsid="00102f23" officeooo:paragraph-rsid="00303f9c"/>
    </style:style>
    <style:style style:name="P33" style:family="paragraph" style:parent-style-name="Heading_20_1">
      <style:paragraph-properties fo:break-before="page"/>
      <style:text-properties officeooo:rsid="00102f23" officeooo:paragraph-rsid="0032f259"/>
    </style:style>
    <style:style style:name="P34" style:family="paragraph" style:parent-style-name="Heading_20_1">
      <style:paragraph-properties fo:break-before="page"/>
      <style:text-properties officeooo:rsid="00102f23" officeooo:paragraph-rsid="003339a8"/>
    </style:style>
    <style:style style:name="P35" style:family="paragraph" style:parent-style-name="Heading_20_1">
      <style:paragraph-properties fo:break-before="page"/>
      <style:text-properties officeooo:rsid="0013f90f" officeooo:paragraph-rsid="0013f90f"/>
    </style:style>
    <style:style style:name="P36" style:family="paragraph" style:parent-style-name="Heading_20_1">
      <style:paragraph-properties fo:break-before="page"/>
      <style:text-properties officeooo:rsid="0013f90f" officeooo:paragraph-rsid="0017e0c7"/>
    </style:style>
    <style:style style:name="P37" style:family="paragraph" style:parent-style-name="Heading_20_1">
      <style:paragraph-properties fo:break-before="page"/>
      <style:text-properties officeooo:rsid="00349741" officeooo:paragraph-rsid="00349741"/>
    </style:style>
    <style:style style:name="P38" style:family="paragraph" style:parent-style-name="Heading_20_2">
      <style:text-properties officeooo:rsid="00102f23" officeooo:paragraph-rsid="00102f23"/>
    </style:style>
    <style:style style:name="P39" style:family="paragraph" style:parent-style-name="Heading_20_2">
      <style:text-properties officeooo:rsid="00102f23" officeooo:paragraph-rsid="0013f90f"/>
    </style:style>
    <style:style style:name="P40" style:family="paragraph" style:parent-style-name="Heading_20_2">
      <style:text-properties officeooo:rsid="00102f23" officeooo:paragraph-rsid="00180021"/>
    </style:style>
    <style:style style:name="P41" style:family="paragraph" style:parent-style-name="Heading_20_2">
      <style:text-properties officeooo:rsid="00102f23" officeooo:paragraph-rsid="0017e0c7"/>
    </style:style>
    <style:style style:name="P42" style:family="paragraph" style:parent-style-name="Heading_20_2">
      <style:text-properties officeooo:rsid="00102f23" officeooo:paragraph-rsid="0019dc07"/>
    </style:style>
    <style:style style:name="P43" style:family="paragraph" style:parent-style-name="Heading_20_2">
      <style:text-properties officeooo:rsid="00102f23" officeooo:paragraph-rsid="001ec667"/>
    </style:style>
    <style:style style:name="P44" style:family="paragraph" style:parent-style-name="Heading_20_2">
      <style:text-properties officeooo:rsid="00102f23" officeooo:paragraph-rsid="001be01f"/>
    </style:style>
    <style:style style:name="P45" style:family="paragraph" style:parent-style-name="Heading_20_2">
      <style:text-properties officeooo:rsid="00102f23" officeooo:paragraph-rsid="002eee5a"/>
    </style:style>
    <style:style style:name="P46" style:family="paragraph" style:parent-style-name="Heading_20_2">
      <style:text-properties officeooo:rsid="00102f23" officeooo:paragraph-rsid="00303f9c"/>
    </style:style>
    <style:style style:name="P47" style:family="paragraph" style:parent-style-name="Heading_20_2">
      <style:text-properties officeooo:rsid="00102f23" officeooo:paragraph-rsid="0032f259"/>
    </style:style>
    <style:style style:name="P48" style:family="paragraph" style:parent-style-name="Heading_20_2">
      <style:text-properties officeooo:rsid="00102f23" officeooo:paragraph-rsid="003339a8"/>
    </style:style>
    <style:style style:name="P49" style:family="paragraph" style:parent-style-name="Heading_20_2">
      <style:text-properties officeooo:paragraph-rsid="00349741"/>
    </style:style>
    <style:style style:name="P50" style:family="paragraph" style:parent-style-name="Heading_20_3">
      <style:text-properties officeooo:rsid="00114ddf" officeooo:paragraph-rsid="00114ddf"/>
    </style:style>
    <style:style style:name="P51" style:family="paragraph" style:parent-style-name="Heading_20_3">
      <style:text-properties fo:font-size="16pt" style:font-size-asian="16pt" style:font-size-complex="16pt"/>
    </style:style>
    <style:style style:name="P52" style:family="paragraph" style:parent-style-name="Heading_20_3">
      <style:text-properties fo:font-size="16pt" officeooo:paragraph-rsid="0013f90f" style:font-size-asian="16pt" style:font-size-complex="16pt"/>
    </style:style>
    <style:style style:name="P53" style:family="paragraph" style:parent-style-name="Heading_20_3">
      <style:text-properties fo:font-size="16pt" officeooo:paragraph-rsid="002abf01" style:font-size-asian="16pt" style:font-size-complex="16pt"/>
    </style:style>
    <style:style style:name="P54" style:family="paragraph" style:parent-style-name="Heading_20_3">
      <style:text-properties fo:font-size="16pt" officeooo:paragraph-rsid="00180021" style:font-size-asian="16pt" style:font-size-complex="16pt"/>
    </style:style>
    <style:style style:name="P55" style:family="paragraph" style:parent-style-name="Heading_20_3">
      <style:text-properties fo:font-size="16pt" officeooo:paragraph-rsid="0017e0c7" style:font-size-asian="16pt" style:font-size-complex="16pt"/>
    </style:style>
    <style:style style:name="P56" style:family="paragraph" style:parent-style-name="Heading_20_3">
      <style:text-properties fo:font-size="16pt" officeooo:paragraph-rsid="0022a3ee" style:font-size-asian="16pt" style:font-size-complex="16pt"/>
    </style:style>
    <style:style style:name="P57" style:family="paragraph" style:parent-style-name="Heading_20_3">
      <style:text-properties fo:font-size="16pt" officeooo:paragraph-rsid="0019dc07" style:font-size-asian="16pt" style:font-size-complex="16pt"/>
    </style:style>
    <style:style style:name="P58" style:family="paragraph" style:parent-style-name="Heading_20_3">
      <style:text-properties fo:font-size="16pt" officeooo:paragraph-rsid="001ec667" style:font-size-asian="16pt" style:font-size-complex="16pt"/>
    </style:style>
    <style:style style:name="P59" style:family="paragraph" style:parent-style-name="Heading_20_3">
      <style:text-properties fo:font-size="16pt" officeooo:paragraph-rsid="0026ebf9" style:font-size-asian="16pt" style:font-size-complex="16pt"/>
    </style:style>
    <style:style style:name="P60" style:family="paragraph" style:parent-style-name="Heading_20_3">
      <style:text-properties fo:font-size="16pt" officeooo:paragraph-rsid="001be01f" style:font-size-asian="16pt" style:font-size-complex="16pt"/>
    </style:style>
    <style:style style:name="P61" style:family="paragraph" style:parent-style-name="Heading_20_3">
      <style:text-properties fo:font-size="16pt" officeooo:paragraph-rsid="0028c4f4" style:font-size-asian="16pt" style:font-size-complex="16pt"/>
    </style:style>
    <style:style style:name="P62" style:family="paragraph" style:parent-style-name="Heading_20_3">
      <style:text-properties fo:font-size="16pt" officeooo:paragraph-rsid="002eee5a" style:font-size-asian="16pt" style:font-size-complex="16pt"/>
    </style:style>
    <style:style style:name="P63" style:family="paragraph" style:parent-style-name="Heading_20_3">
      <style:text-properties fo:font-size="16pt" officeooo:paragraph-rsid="00303f9c" style:font-size-asian="16pt" style:font-size-complex="16pt"/>
    </style:style>
    <style:style style:name="P64" style:family="paragraph" style:parent-style-name="Heading_20_3">
      <style:text-properties fo:font-size="16pt" officeooo:paragraph-rsid="0032f259" style:font-size-asian="16pt" style:font-size-complex="16pt"/>
    </style:style>
    <style:style style:name="P65" style:family="paragraph" style:parent-style-name="Heading_20_3">
      <style:text-properties fo:font-size="16pt" officeooo:paragraph-rsid="003339a8" style:font-size-asian="16pt" style:font-size-complex="16pt"/>
    </style:style>
    <style:style style:name="P66" style:family="paragraph" style:parent-style-name="Heading_20_3">
      <style:text-properties fo:font-size="16pt" officeooo:paragraph-rsid="00349741" style:font-size-asian="16pt" style:font-size-complex="16pt"/>
    </style:style>
    <style:style style:name="P67" style:family="paragraph" style:parent-style-name="Heading_20_3">
      <style:text-properties officeooo:rsid="00125a20" officeooo:paragraph-rsid="00125a20"/>
    </style:style>
    <style:style style:name="P68" style:family="paragraph" style:parent-style-name="Heading_20_3">
      <style:text-properties officeooo:paragraph-rsid="0017e0c7"/>
    </style:style>
    <style:style style:name="P69" style:family="paragraph" style:parent-style-name="Heading_20_3">
      <style:text-properties officeooo:paragraph-rsid="002eee5a"/>
    </style:style>
    <style:style style:name="P70" style:family="paragraph" style:parent-style-name="Heading_20_3">
      <style:text-properties officeooo:paragraph-rsid="00322520"/>
    </style:style>
    <style:style style:name="P71" style:family="paragraph" style:parent-style-name="Heading_20_3">
      <style:text-properties officeooo:paragraph-rsid="0032f259"/>
    </style:style>
    <style:style style:name="P72" style:family="paragraph" style:parent-style-name="Heading_20_3">
      <style:text-properties officeooo:paragraph-rsid="003339a8"/>
    </style:style>
    <style:style style:name="P73" style:family="paragraph" style:parent-style-name="Heading_20_3">
      <style:text-properties officeooo:paragraph-rsid="00349741"/>
    </style:style>
    <style:style style:name="P74" style:family="paragraph" style:parent-style-name="Text_20_body">
      <style:text-properties style:font-name="Outfit Medium" fo:font-size="12pt" fo:font-weight="normal" officeooo:rsid="002abf01" officeooo:paragraph-rsid="002abf01" style:font-name-asian="Noto Sans CJK SC" style:font-size-asian="12pt" style:font-weight-asian="bold" style:font-name-complex="Lohit Devanagari1" style:font-size-complex="12pt" style:font-weight-complex="bold"/>
    </style:style>
    <style:style style:name="P75" style:family="paragraph" style:parent-style-name="Text_20_body">
      <style:text-properties style:font-name="Outfit Medium" fo:font-size="12pt" fo:font-weight="normal" officeooo:rsid="0028c4f4" officeooo:paragraph-rsid="0028c4f4" style:font-name-asian="Noto Sans CJK SC" style:font-size-asian="12pt" style:font-weight-asian="bold" style:font-name-complex="Lohit Devanagari1" style:font-size-complex="12pt" style:font-weight-complex="bold"/>
    </style:style>
    <style:style style:name="P76" style:family="paragraph" style:parent-style-name="Text_20_body">
      <style:text-properties style:font-name="Outfit Medium" fo:font-weight="normal" officeooo:rsid="002eee5a" officeooo:paragraph-rsid="002eee5a"/>
    </style:style>
    <style:style style:name="P77" style:family="paragraph" style:parent-style-name="Text_20_body">
      <style:text-properties fo:font-size="12pt" officeooo:rsid="0026ebf9" officeooo:paragraph-rsid="0026ebf9" style:font-name-asian="Noto Sans CJK SC" style:font-size-asian="12pt" style:font-weight-asian="bold" style:font-name-complex="Lohit Devanagari1" style:font-size-complex="12pt" style:font-weight-complex="bold"/>
    </style:style>
    <style:style style:name="P78" style:family="paragraph" style:parent-style-name="Text_20_body">
      <style:text-properties officeooo:paragraph-rsid="002eee5a"/>
    </style:style>
    <style:style style:name="P79" style:family="paragraph" style:parent-style-name="Text_20_body">
      <style:text-properties officeooo:rsid="002eee5a" officeooo:paragraph-rsid="002eee5a"/>
    </style:style>
    <style:style style:name="P80" style:family="paragraph" style:parent-style-name="Text_20_body">
      <style:text-properties officeooo:paragraph-rsid="00303f9c"/>
    </style:style>
    <style:style style:name="P81" style:family="paragraph" style:parent-style-name="Text_20_body">
      <style:text-properties officeooo:rsid="00303f9c" officeooo:paragraph-rsid="00303f9c"/>
    </style:style>
    <style:style style:name="P82" style:family="paragraph" style:parent-style-name="Text_20_body">
      <style:text-properties officeooo:rsid="00322520" officeooo:paragraph-rsid="00322520"/>
    </style:style>
    <style:style style:name="P83" style:family="paragraph" style:parent-style-name="Text_20_body">
      <style:text-properties officeooo:paragraph-rsid="0032f259"/>
    </style:style>
    <style:style style:name="P84" style:family="paragraph" style:parent-style-name="Text_20_body">
      <style:text-properties officeooo:rsid="0032f259" officeooo:paragraph-rsid="0032f259"/>
    </style:style>
    <style:style style:name="P85" style:family="paragraph" style:parent-style-name="Text_20_body">
      <style:text-properties officeooo:paragraph-rsid="003339a8"/>
    </style:style>
    <style:style style:name="P86" style:family="paragraph" style:parent-style-name="Text_20_body">
      <style:text-properties officeooo:rsid="00349741" officeooo:paragraph-rsid="00349741"/>
    </style:style>
    <style:style style:name="T1" style:family="text">
      <style:text-properties officeooo:rsid="000ad03b"/>
    </style:style>
    <style:style style:name="T2" style:family="text">
      <style:text-properties officeooo:rsid="000d9b08"/>
    </style:style>
    <style:style style:name="T3" style:family="text">
      <style:text-properties style:font-name="Outfit Medium" fo:font-weight="normal"/>
    </style:style>
    <style:style style:name="T4" style:family="text">
      <style:text-properties style:font-name="Outfit Medium" fo:font-weight="normal" style:font-name-asian="Noto Sans CJK SC" style:font-weight-asian="bold" style:font-name-complex="Lohit Devanagari1" style:font-weight-complex="bold"/>
    </style:style>
    <style:style style:name="T5" style:family="text">
      <style:text-properties style:font-name="Outfit Medium" fo:font-weight="normal" officeooo:rsid="00180021" style:font-name-asian="Noto Sans CJK SC" style:font-weight-asian="bold" style:font-name-complex="Lohit Devanagari1" style:font-weight-complex="bold"/>
    </style:style>
    <style:style style:name="T6" style:family="text">
      <style:text-properties style:font-name="Outfit Medium" fo:font-weight="normal" officeooo:rsid="0026ebf9" style:font-name-asian="Noto Sans CJK SC" style:font-weight-asian="bold" style:font-name-complex="Lohit Devanagari1" style:font-weight-complex="bold"/>
    </style:style>
    <style:style style:name="T7" style:family="text">
      <style:text-properties style:font-name="Outfit Medium" fo:font-weight="normal" officeooo:rsid="002abf01" style:font-name-asian="Noto Sans CJK SC" style:font-weight-asian="bold" style:font-name-complex="Lohit Devanagari1" style:font-weight-complex="bold"/>
    </style:style>
    <style:style style:name="T8" style:family="text">
      <style:text-properties style:font-name="Outfit Medium" fo:font-weight="normal" officeooo:rsid="0015a1b5"/>
    </style:style>
    <style:style style:name="T9" style:family="text">
      <style:text-properties style:font-name="Outfit Medium" fo:font-weight="normal" officeooo:rsid="0017e0c7"/>
    </style:style>
    <style:style style:name="T10" style:family="text">
      <style:text-properties style:font-name="Outfit Medium" fo:font-weight="normal" officeooo:rsid="00180021"/>
    </style:style>
    <style:style style:name="T11" style:family="text">
      <style:text-properties style:font-name="Outfit Medium" fo:font-weight="normal" officeooo:rsid="0019dc07"/>
    </style:style>
    <style:style style:name="T12" style:family="text">
      <style:text-properties style:font-name="Outfit Medium" fo:font-weight="normal" officeooo:rsid="001bc4a0"/>
    </style:style>
    <style:style style:name="T13" style:family="text">
      <style:text-properties style:font-name="Outfit Medium" fo:font-weight="normal" officeooo:rsid="001ec667"/>
    </style:style>
    <style:style style:name="T14" style:family="text">
      <style:text-properties style:font-name="Outfit Medium" fo:font-weight="normal" officeooo:rsid="0022a3ee"/>
    </style:style>
    <style:style style:name="T15" style:family="text">
      <style:text-properties style:font-name="Outfit Medium" fo:font-weight="normal" officeooo:rsid="002eee5a"/>
    </style:style>
    <style:style style:name="T16" style:family="text">
      <style:text-properties style:font-name="Outfit Medium" fo:font-weight="normal" officeooo:rsid="003339a8"/>
    </style:style>
    <style:style style:name="T17" style:family="text">
      <style:text-properties style:font-name="Outfit Medium" fo:font-weight="normal" officeooo:rsid="00349741"/>
    </style:style>
    <style:style style:name="T18" style:family="text">
      <style:text-properties style:font-name="Outfit Medium" fo:font-size="16pt" fo:font-weight="normal" style:font-name-asian="Noto Sans CJK SC" style:font-size-asian="16pt" style:font-weight-asian="bold" style:font-name-complex="Lohit Devanagari1" style:font-size-complex="16pt" style:font-weight-complex="bold"/>
    </style:style>
    <style:style style:name="T19" style:family="text">
      <style:text-properties style:font-name="Outfit Medium" fo:font-size="16pt" fo:font-weight="normal" officeooo:rsid="0017e0c7" style:font-name-asian="Noto Sans CJK SC" style:font-size-asian="16pt" style:font-weight-asian="bold" style:font-name-complex="Lohit Devanagari1" style:font-size-complex="16pt" style:font-weight-complex="bold"/>
    </style:style>
    <style:style style:name="T20" style:family="text">
      <style:text-properties officeooo:rsid="0012a7c4"/>
    </style:style>
    <style:style style:name="T21" style:family="text">
      <style:text-properties officeooo:rsid="001354bb"/>
    </style:style>
    <style:style style:name="T22" style:family="text">
      <style:text-properties officeooo:rsid="0013f90f"/>
    </style:style>
    <style:style style:name="T23" style:family="text">
      <style:text-properties officeooo:rsid="0015a1b5"/>
    </style:style>
    <style:style style:name="T24" style:family="text">
      <style:text-properties officeooo:rsid="0017e0c7"/>
    </style:style>
    <style:style style:name="T25" style:family="text">
      <style:text-properties officeooo:rsid="00180021"/>
    </style:style>
    <style:style style:name="T26" style:family="text">
      <style:text-properties officeooo:rsid="0019dc07"/>
    </style:style>
    <style:style style:name="T27" style:family="text">
      <style:text-properties officeooo:rsid="001bc4a0"/>
    </style:style>
    <style:style style:name="T28" style:family="text">
      <style:text-properties officeooo:rsid="001be01f"/>
    </style:style>
    <style:style style:name="T29" style:family="text">
      <style:text-properties officeooo:rsid="001ec667"/>
    </style:style>
    <style:style style:name="T30" style:family="text">
      <style:text-properties officeooo:rsid="001fabcc"/>
    </style:style>
    <style:style style:name="T31" style:family="text">
      <style:text-properties style:font-name-asian="Noto Sans CJK SC" style:font-weight-asian="bold" style:font-name-complex="Lohit Devanagari1" style:font-weight-complex="bold"/>
    </style:style>
    <style:style style:name="T32" style:family="text">
      <style:text-properties officeooo:rsid="0022a3ee" style:font-name-asian="Noto Sans CJK SC" style:font-weight-asian="bold" style:font-name-complex="Lohit Devanagari1" style:font-weight-complex="bold"/>
    </style:style>
    <style:style style:name="T33" style:family="text">
      <style:text-properties officeooo:rsid="0015a1b5" style:font-name-asian="Noto Sans CJK SC" style:font-weight-asian="bold" style:font-name-complex="Lohit Devanagari1" style:font-weight-complex="bold"/>
    </style:style>
    <style:style style:name="T34" style:family="text">
      <style:text-properties officeooo:rsid="0028bd50" style:font-name-asian="Noto Sans CJK SC" style:font-weight-asian="bold" style:font-name-complex="Lohit Devanagari1" style:font-weight-complex="bold"/>
    </style:style>
    <style:style style:name="T35" style:family="text">
      <style:text-properties officeooo:rsid="0028c4f4" style:font-name-asian="Noto Sans CJK SC" style:font-weight-asian="bold" style:font-name-complex="Lohit Devanagari1" style:font-weight-complex="bold"/>
    </style:style>
    <style:style style:name="T36" style:family="text">
      <style:text-properties officeooo:rsid="002eee5a"/>
    </style:style>
    <style:style style:name="T37" style:family="text">
      <style:text-properties officeooo:rsid="00303f9c"/>
    </style:style>
    <style:style style:name="T38" style:family="text">
      <style:text-properties officeooo:rsid="0032f259"/>
    </style:style>
    <style:style style:name="T39" style:family="text">
      <style:text-properties officeooo:rsid="003339a8"/>
    </style:style>
    <style:style style:name="T40" style:family="text">
      <style:text-properties officeooo:rsid="00349741"/>
    </style:style>
    <style:style style:name="T41" style:family="text">
      <style:text-properties officeooo:rsid="00102f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ibliography_20_1">Vandewalle Jérôme – <text:span text:style-name="T2">Pruvost Scotty – Arabah Yanis – Pinceel Matthieu</text:span></text:p>
      <text:p text:style-name="P17">Tableau de bor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265_2774643833" text:style-name="Index_20_Link" text:visited-style-name="Index_20_Link">Gros titre<text:tab/>3</text:a></text:p>
          <text:p text:style-name="P3"><text:a xlink:type="simple" xlink:href="#__RefHeading___Toc267_2774643833" text:style-name="Index_20_Link" text:visited-style-name="Index_20_Link">Sous-titre<text:tab/>3</text:a></text:p>
        </text:index-body>
      </text:table-of-content>
      <text:p text:style-name="P4"/>
      <text:h text:style-name="P26" text:outline-level="1"><text:bookmark-start text:name="__RefHeading___Toc265_2774643833"/>Séance libre du 06/05/2024 <text:s text:c="2"/>13h-14h30<text:bookmark-end text:name="__RefHeading___Toc265_2774643833"/></text:h>
      <text:h text:style-name="P38" text:outline-level="2"><text:bookmark-start text:name="__RefHeading___Toc267_2774643833"/>Membres présents<text:bookmark-end text:name="__RefHeading___Toc267_2774643833"/></text:h>
      <text:p text:style-name="P5">Pruvost Scotty – Vandewalle Jér<text:span text:style-name="T3">ôme – Arabah Yanis</text:span></text:p>
      <text:h text:style-name="P38" text:outline-level="2">Avancement</text:h>
      <text:h text:style-name="P50" text:outline-level="3">Tout le monde :</text:h>
      <text:p text:style-name="P5">Durant cette première séance, nous avons créé le dép<text:span text:style-name="T3">ôt Git et invité chaque membre dedans, et nous nous sommes familiarisés avec cet outil. Nous avons également repris connaissance du sujet afin de mieux appréhender le projet.</text:span></text:p>
      <text:h text:style-name="P26" text:outline-level="1">Séance encadrée du 07/05/2024 <text:s text:c="3"/>8h30-10h</text:h>
      <text:h text:style-name="P38" text:outline-level="2">Membres présents</text:h>
      <text:p text:style-name="P5">Pruvost Scotty – Vandewalle Jér<text:span text:style-name="T3">ôme – Arabah Yanis – Pinceel Matthieu</text:span></text:p>
      <text:h text:style-name="P38" text:outline-level="2">Avancement</text:h>
      <text:h text:style-name="P51" text:outline-level="3">Jér<text:span text:style-name="T4">ôme :</text:span></text:h>
      <text:p text:style-name="Text_20_body">Création du fichier des comptes rendus de séances <text:span text:style-name="T21">et du fichier de vue de la première application</text:span>.</text:p>
      <text:h text:style-name="P67" text:outline-level="3">Yanis et Matthieu <text:span text:style-name="T20">et Scotty</text:span>:</text:h>
      <text:p text:style-name="P9">Création de la maquette de<text:span text:style-name="T30">s</text:span> application<text:span text:style-name="T30">s</text:span> sur Figma</text:p>
      <text:p text:style-name="P10"/>
      <text:h text:style-name="P35" text:outline-level="1">Séance libre du 07/05/2024 <text:s text:c="3"/>13h-14h30</text:h>
      <text:h text:style-name="P39" text:outline-level="2">Membres présents</text:h>
      <text:p text:style-name="P6">Pruvost Scotty – Vandewalle Jér<text:span text:style-name="T3">ôme – Arabah Yanis</text:span></text:p>
      <text:h text:style-name="P39" text:outline-level="2">Avancement</text:h>
      <text:h text:style-name="P52" text:outline-level="3">Jér<text:span text:style-name="T4">ôme :</text:span></text:h>
      <text:p text:style-name="P25">Création du fichier d<text:span text:style-name="T22">e la première application</text:span></text:p>
      <text:h text:style-name="P53" text:outline-level="3"><text:span text:style-name="T7">Yanis &amp; Scotty</text:span><text:span text:style-name="T4">:</text:span></text:h>
      <text:p text:style-name="P74">Finalisation des maquettes (deuxieme app)</text:p>
      <text:h text:style-name="P27" text:outline-level="1">Séance <text:span text:style-name="T25">libre</text:span> du <text:span text:style-name="T23">13</text:span>/05/2024 <text:s text:c="3"/><text:span text:style-name="T23">14</text:span>h3<text:span text:style-name="T23">0-16h</text:span></text:h>
      <text:h text:style-name="P40" text:outline-level="2">Membres présents</text:h>
      <text:p text:style-name="P8">Pruvost Scotty – Vandewalle Jér<text:span text:style-name="T3">ôme</text:span></text:p>
      <text:h text:style-name="P40" text:outline-level="2">Avancement</text:h>
      <text:h text:style-name="P54" text:outline-level="3">Jér<text:span text:style-name="T4">ôme :</text:span></text:h>
      <text:p text:style-name="P23">Création d<text:span text:style-name="T23">u modèle et du contrôleur. Commencement du système de création de projet (création de la fen</text:span><text:span text:style-name="T8">être de création de projet et début du système pour récupérer les informations</text:span></text:p>
      <text:h text:style-name="P36" text:outline-level="1">Séance libre du <text:span text:style-name="T24">14</text:span>/05/2024 <text:s text:c="3"/><text:span text:style-name="T24">8</text:span>h<text:span text:style-name="T24">30</text:span>-<text:span text:style-name="T24">11h30</text:span></text:h>
      <text:h text:style-name="P41" text:outline-level="2">Membres présents</text:h>
      <text:p text:style-name="P7">Pruvost Scotty – Vandewalle Jér<text:span text:style-name="T3">ôme</text:span></text:p>
      <text:p text:style-name="P11">(Arrivés à 10h)</text:p>
      <text:h text:style-name="P41" text:outline-level="2">Avancement</text:h>
      <text:h text:style-name="P55" text:outline-level="3">Jér<text:span text:style-name="T4">ôme :</text:span></text:h>
      <text:p text:style-name="P18">Finalisation du système de création du fichier de sauvegarde de données (sous forme de JSON)</text:p>
      <text:h text:style-name="P36" text:outline-level="1">Séance libre du <text:span text:style-name="T24">14</text:span>/05/2024 <text:s text:c="3"/><text:span text:style-name="T24">16h</text:span>-<text:span text:style-name="T24">17h30</text:span></text:h>
      <text:h text:style-name="P41" text:outline-level="2">Membres présents</text:h>
      <text:p text:style-name="P7">Pruvost Scotty – Vandewalle Jér<text:span text:style-name="T3">ôme – </text:span><text:span text:style-name="T9">Arabah Yanis</text:span></text:p>
      <text:h text:style-name="P41" text:outline-level="2">Avancement</text:h>
      <text:h text:style-name="P55" text:outline-level="3">Jér<text:span text:style-name="T4">ôme :</text:span></text:h>
      <text:p text:style-name="P18">Ajout de la fonctionnalité de chargement des images de plan de magasins.</text:p>
      <text:h text:style-name="P68" text:outline-level="3"><text:span text:style-name="T19">Yanis</text:span><text:span text:style-name="T18">:</text:span></text:h>
      <text:p text:style-name="P18">Création et configuration initiale du .gitignore</text:p>
      <text:p text:style-name="P18">Création d’un thème clair personnalisé QSS pour l’application</text:p>
      <text:h text:style-name="P27" text:outline-level="1">Séance <text:span text:style-name="T25">encadrée</text:span> du <text:span text:style-name="T23">1</text:span><text:span text:style-name="T25">5</text:span>/05/2024 <text:s text:c="3"/><text:span text:style-name="T23">14</text:span>h3<text:span text:style-name="T23">0-16h</text:span></text:h>
      <text:h text:style-name="P40" text:outline-level="2">Membres présents</text:h>
      <text:p text:style-name="P8">Pruvost Scotty – Vandewalle Jér<text:span text:style-name="T3">ôme – </text:span><text:span text:style-name="T10">Arabah Yanis – Pinceel Matthieu</text:span></text:p>
      <text:h text:style-name="P40" text:outline-level="2">Avancement</text:h>
      <text:h text:style-name="P54" text:outline-level="3">Jér<text:span text:style-name="T4">ôme :</text:span></text:h>
      <text:p text:style-name="P19"><text:span text:style-name="T8">A</text:span><text:span text:style-name="T3">jout des fonctionnalités de save et de save_as et d’open pour les fichiers de sauvegarde de projet.</text:span></text:p>
      <text:h text:style-name="P54" text:outline-level="3"><text:span text:style-name="T5">Yanis</text:span><text:span text:style-name="T4">:</text:span></text:h>
      <text:p text:style-name="P19"><text:span text:style-name="T8">A</text:span><text:span text:style-name="T3">jout du style QSS pour la fenêtre de création de projet </text:span><text:span text:style-name="T14">(Création et modification selon les remarques)</text:span></text:p>
      <text:h text:style-name="P27" text:outline-level="1">Séance <text:span text:style-name="T25">libre</text:span> du <text:span text:style-name="T23">1</text:span><text:span text:style-name="T25">7</text:span>/05/2024 <text:s text:c="3"/><text:span text:style-name="T23">14</text:span>h3<text:span text:style-name="T23">0-16h</text:span></text:h>
      <text:h text:style-name="P40" text:outline-level="2">Membres présents</text:h>
      <text:p text:style-name="Text_20_body">Vandewalle Jér<text:span text:style-name="T3">ôme – </text:span><text:span text:style-name="T10">Arabah Yanis </text:span></text:p>
      <text:h text:style-name="P40" text:outline-level="2">Avancement</text:h>
      <text:h text:style-name="P54" text:outline-level="3">Jér<text:span text:style-name="T4">ôme :</text:span></text:h>
      <text:p text:style-name="P12">Ajout de la fonctionnalité pour dessiner une grille (avec des checkbox pour l’instant et sans style), puis l’effacer. Ajout des champs de lignes et colonnes sur le côté gauche de l’application.</text:p>
      <text:p text:style-name="P12">+ Résolutions de quelques conflits à cause de la création d’une nouvelle branche.</text:p>
      <text:h text:style-name="P56" text:outline-level="3"><text:span text:style-name="T32">Yanis</text:span><text:span text:style-name="T33"> :</text:span></text:h>
      <text:p text:style-name="P24"><text:span text:style-name="T33">F</text:span><text:span text:style-name="T31">ormattage et résolutions de divers erreurs dans l’application </text:span><text:span text:style-name="T5">+ Résolutions de quelques conflits à cause de la création d’une nouvelle branche.</text:span></text:p>
      <text:h text:style-name="P28" text:outline-level="1">Séance <text:span text:style-name="T25">libre</text:span> du <text:span text:style-name="T26">21</text:span>/05/2024 <text:s text:c="3"/><text:span text:style-name="T23">1</text:span><text:span text:style-name="T26">6h</text:span><text:span text:style-name="T23">-1</text:span><text:span text:style-name="T26">7</text:span><text:span text:style-name="T23">h</text:span><text:span text:style-name="T26">30</text:span></text:h>
      <text:h text:style-name="P42" text:outline-level="2">Membres présents</text:h>
      <text:p text:style-name="P20">Vandewalle Jér<text:span text:style-name="T3">ôme – </text:span><text:span text:style-name="T11">Pruvost Scotty</text:span></text:p>
      <text:h text:style-name="P42" text:outline-level="2">Avancement</text:h>
      <text:h text:style-name="P57" text:outline-level="3">Jér<text:span text:style-name="T4">ôme :</text:span></text:h>
      <text:p text:style-name="P13">Résolution du problème de chemin de fichier a l’ouverture </text:p>
      <text:p text:style-name="P13">Tentative de bouger la grille dans le modèle mais pas fini</text:p>
      <text:h text:style-name="P29" text:outline-level="1">Séance <text:span text:style-name="T25">libre</text:span> du <text:span text:style-name="T26">2</text:span><text:span text:style-name="T27">2</text:span>/05/2024 <text:s text:c="3"/><text:span text:style-name="T23">1</text:span><text:span text:style-name="T26">6h</text:span><text:span text:style-name="T23">-1</text:span><text:span text:style-name="T26">7</text:span><text:span text:style-name="T23">h</text:span><text:span text:style-name="T26">30</text:span></text:h>
      <text:h text:style-name="P43" text:outline-level="2">Membres présents</text:h>
      <text:p text:style-name="P22">Vandewalle Jér<text:span text:style-name="T3">ôme – </text:span><text:span text:style-name="T11">Pruvost Scotty – </text:span><text:span text:style-name="T12">Arabah Yanis</text:span></text:p>
      <text:h text:style-name="P43" text:outline-level="2">Avancement</text:h>
      <text:h text:style-name="P58" text:outline-level="3">Jér<text:span text:style-name="T4">ôme</text:span><text:span text:style-name="T6"> </text:span><text:span text:style-name="T4">:</text:span></text:h>
      <text:p text:style-name="P14">Déplacement du code de la grille dans le modèle pour faciliter la sauvegarde</text:p>
      <text:p text:style-name="P14">Inclusion de sauvegarde de la grille.</text:p>
      <text:p text:style-name="P14">Changement du système de grille : utilisation de Qrect a la place de Qcheckbox</text:p>
      <text:h text:style-name="P59" text:outline-level="3"><text:span text:style-name="T34">Yanis</text:span><text:span text:style-name="T31"> :</text:span></text:h>
      <text:p text:style-name="P77">Modification de la vue pour suivre les recommandations, résolution de bugs et réorganisation des repertoires</text:p>
      <text:h text:style-name="P30" text:outline-level="1">Séance <text:span text:style-name="T28">encadrée</text:span> du <text:span text:style-name="T26">2</text:span><text:span text:style-name="T28">4</text:span>/05/2024 <text:s text:c="3"/><text:span text:style-name="T28">8</text:span><text:span text:style-name="T26">h</text:span><text:span text:style-name="T28">30</text:span><text:span text:style-name="T23">-</text:span><text:span text:style-name="T28">9h</text:span></text:h>
      <text:h text:style-name="P44" text:outline-level="2">Membres présents</text:h>
      <text:p text:style-name="P21">Vandewalle Jér<text:span text:style-name="T3">ôme</text:span></text:p>
      <text:h text:style-name="P44" text:outline-level="2">Avancement</text:h>
      <text:h text:style-name="P60" text:outline-level="3">Jér<text:span text:style-name="T4">ôme :</text:span></text:h>
      <text:p text:style-name="P15">Ajout de la fonctionnalité d’ajuster la taille et la position de la grille</text:p>
      <text:h text:style-name="P29" text:outline-level="1">Séance <text:span text:style-name="T29">libre</text:span> du <text:span text:style-name="T26">2</text:span><text:span text:style-name="T28">4</text:span>/05/2024 <text:s text:c="3"/><text:span text:style-name="T29">16h</text:span><text:span text:style-name="T23">-</text:span><text:span text:style-name="T29">17</text:span><text:span text:style-name="T28">h</text:span><text:span text:style-name="T29">30</text:span></text:h>
      <text:h text:style-name="P43" text:outline-level="2">Membres présents</text:h>
      <text:p text:style-name="P22">Vandewalle Jér<text:span text:style-name="T3">ôme – </text:span><text:span text:style-name="T13">Pruvost Scotty – Arabah Yanis</text:span></text:p>
      <text:h text:style-name="P43" text:outline-level="2">Avancement</text:h>
      <text:h text:style-name="P58" text:outline-level="3">Jér<text:span text:style-name="T4">ôme :</text:span></text:h>
      <text:p text:style-name="P16">Inclusion de la sauvegarde de la position de la grille et résolution de quelques problèmes de taille d’image de plan</text:p>
      <text:h text:style-name="P61" text:outline-level="3"><text:span text:style-name="T35">Yanis</text:span><text:span text:style-name="T31"> :</text:span></text:h>
      <text:p text:style-name="P75">Modifications de qfiledialog (pas possible d’ouvrir autre chose que le type de fichiers voulus) et reorganisation des fichiers de sauvegarde.</text:p>
      <text:h text:style-name="P31" text:outline-level="1">Séance <text:span text:style-name="T29">libre</text:span> du <text:span text:style-name="T36">28</text:span>/05/2024 <text:s text:c="3"/><text:span text:style-name="T36">8</text:span><text:span text:style-name="T29">h</text:span><text:span text:style-name="T36">30</text:span><text:span text:style-name="T23">-</text:span><text:span text:style-name="T29">1</text:span><text:span text:style-name="T36">1</text:span><text:span text:style-name="T28">h</text:span><text:span text:style-name="T29">30</text:span></text:h>
      <text:h text:style-name="P45" text:outline-level="2">Membres présents</text:h>
      <text:p text:style-name="P78">Vandewalle Jér<text:span text:style-name="T3">ôme – </text:span><text:span text:style-name="T13">Pruvost Scotty</text:span></text:p>
      <text:h text:style-name="P45" text:outline-level="2">Avancement</text:h>
      <text:h text:style-name="P62" text:outline-level="3">Jér<text:span text:style-name="T4">ôme :</text:span></text:h>
      <text:p text:style-name="P76">Travail sur la grille et fix de plusieurs bugs</text:p>
      <text:h text:style-name="Heading_20_3" text:outline-level="3">Scotty :</text:h>
      <text:p text:style-name="P79">Début de la deuxième application : création de la vue</text:p>
      <text:h text:style-name="P31" text:outline-level="1">Séance <text:span text:style-name="T29">libre</text:span> du <text:span text:style-name="T36">29</text:span>/05/2024 <text:s text:c="3"/><text:span text:style-name="T36">10h</text:span><text:span text:style-name="T23">-</text:span><text:span text:style-name="T29">1</text:span><text:span text:style-name="T36">1</text:span><text:span text:style-name="T28">h</text:span><text:span text:style-name="T29">30</text:span></text:h>
      <text:h text:style-name="P45" text:outline-level="2">Membres présents</text:h>
      <text:p text:style-name="P78">Vandewalle Jér<text:span text:style-name="T3">ôme – </text:span><text:span text:style-name="T13">Pruvost Scotty</text:span></text:p>
      <text:h text:style-name="P45" text:outline-level="2">Avancement</text:h>
      <text:h text:style-name="P62" text:outline-level="3">Jér<text:span text:style-name="T4">ôme :</text:span></text:h>
      <text:p text:style-name="P76">Fix d’un bug de coordonnées sur la grille</text:p>
      <text:h text:style-name="P69" text:outline-level="3">Scotty :</text:h>
      <text:p text:style-name="P79">Création de la fen<text:span text:style-name="T3">être d’informations du projet</text:span></text:p>
      <text:h text:style-name="P31" text:outline-level="1">Séance <text:span text:style-name="T36">encadrée</text:span> du <text:span text:style-name="T36">31</text:span>/05/2024 <text:s text:c="3"/><text:span text:style-name="T36">13h</text:span><text:span text:style-name="T23">-</text:span><text:span text:style-name="T29">1</text:span><text:span text:style-name="T36">4</text:span><text:span text:style-name="T28">h</text:span><text:span text:style-name="T29">30</text:span></text:h>
      <text:h text:style-name="P45" text:outline-level="2">Membres présents</text:h>
      <text:p text:style-name="P78">Vandewalle Jér<text:span text:style-name="T3">ôme – </text:span><text:span text:style-name="T13">Pruvost Scotty – </text:span><text:span text:style-name="T15">Arabah Yanis – Pinceel Matthieu</text:span></text:p>
      <text:h text:style-name="P45" text:outline-level="2">Avancement</text:h>
      <text:h text:style-name="P62" text:outline-level="3">Jér<text:span text:style-name="T4">ôme :</text:span></text:h>
      <text:p text:style-name="P76">Fix d’un bug de décalage de clic sur la grille</text:p>
      <text:h text:style-name="P69" text:outline-level="3">Scotty :</text:h>
      <text:p text:style-name="P79"><text:span text:style-name="T3">Début du modèle et ajout des signaux dans la vue</text:span></text:p>
      <text:h text:style-name="P32" text:outline-level="1">Séance <text:span text:style-name="T29">libre</text:span> du <text:span text:style-name="T37">03</text:span>/0<text:span text:style-name="T37">6</text:span>/2024 <text:s text:c="3"/><text:span text:style-name="T36">1</text:span><text:span text:style-name="T37">6</text:span><text:span text:style-name="T36">h</text:span><text:span text:style-name="T23">-</text:span><text:span text:style-name="T29">1</text:span><text:span text:style-name="T37">7</text:span><text:span text:style-name="T28">h</text:span><text:span text:style-name="T29">30</text:span></text:h>
      <text:h text:style-name="P46" text:outline-level="2">Membres présents</text:h>
      <text:p text:style-name="P80">Vandewalle Jér<text:span text:style-name="T3">ôme</text:span></text:p>
      <text:h text:style-name="P46" text:outline-level="2">Avancement</text:h>
      <text:h text:style-name="P63" text:outline-level="3">Jér<text:span text:style-name="T4">ôme :</text:span></text:h>
      <text:p text:style-name="P81"><text:span text:style-name="T15">F</text:span><text:span text:style-name="T3">ix du changement de taille de case, ajout d’une popup lors d’un clic sur une case, ajout de la liste de produits et du dessin de modification des murs dans cette popup. Merge de la branche main</text:span></text:p>
      <text:h text:style-name="P32" text:outline-level="1">Séance <text:span text:style-name="T29">libre</text:span> du <text:span text:style-name="T37">04</text:span>/0<text:span text:style-name="T37">6</text:span>/2024 <text:s text:c="3"/><text:span text:style-name="T37">8</text:span><text:span text:style-name="T36">h</text:span><text:span text:style-name="T37">30</text:span><text:span text:style-name="T23">-</text:span><text:span text:style-name="T29">1</text:span><text:span text:style-name="T36">1</text:span><text:span text:style-name="T28">h</text:span><text:span text:style-name="T29">30</text:span></text:h>
      <text:h text:style-name="P46" text:outline-level="2">Membres présents</text:h>
      <text:p text:style-name="P80">Vandewalle Jér<text:span text:style-name="T3">ôme – </text:span><text:span text:style-name="T13">Pruvost Scotty</text:span></text:p>
      <text:h text:style-name="P46" text:outline-level="2">Avancement</text:h>
      <text:h text:style-name="P63" text:outline-level="3">Jér<text:span text:style-name="T4">ôme :</text:span></text:h>
      <text:p text:style-name="P81"><text:span text:style-name="T3">Ajout de la fonctionnalité de cliquer sur une case mur pour la modifier</text:span></text:p>
      <text:h text:style-name="P70" text:outline-level="3">Scotty :</text:h>
      <text:p text:style-name="P82"><text:span text:style-name="T3">Travail sur le modèle</text:span></text:p>
      <text:h text:style-name="P33" text:outline-level="1">Séance <text:span text:style-name="T29">libre</text:span> du <text:span text:style-name="T37">0</text:span><text:span text:style-name="T38">5</text:span>/0<text:span text:style-name="T37">6</text:span>/2024 <text:s text:c="3"/><text:span text:style-name="T38">13h</text:span><text:span text:style-name="T23">-</text:span><text:span text:style-name="T29">1</text:span><text:span text:style-name="T38">4</text:span><text:span text:style-name="T28">h</text:span><text:span text:style-name="T29">30</text:span></text:h>
      <text:h text:style-name="P47" text:outline-level="2">Membres présents</text:h>
      <text:p text:style-name="P83">Vandewalle Jér<text:span text:style-name="T3">ôme</text:span></text:p>
      <text:h text:style-name="P47" text:outline-level="2">Avancement</text:h>
      <text:h text:style-name="P64" text:outline-level="3">Jér<text:span text:style-name="T4">ôme :</text:span></text:h>
      <text:p text:style-name="P84"><text:span text:style-name="T3">Finition de la première application</text:span></text:p>
      <text:h text:style-name="P33" text:outline-level="1">Séance <text:span text:style-name="T29">libre</text:span> du <text:span text:style-name="T37">0</text:span><text:span text:style-name="T38">6</text:span>/0<text:span text:style-name="T37">6</text:span>/2024 <text:s text:c="3"/><text:span text:style-name="T38">10h</text:span><text:span text:style-name="T23">-</text:span><text:span text:style-name="T29">1</text:span><text:span text:style-name="T36">1</text:span><text:span text:style-name="T28">h</text:span><text:span text:style-name="T29">30</text:span></text:h>
      <text:h text:style-name="P47" text:outline-level="2">Membres présents</text:h>
      <text:p text:style-name="P83">Vandewalle Jér<text:span text:style-name="T3">ôme – </text:span><text:span text:style-name="T16">Arabah Yanis – Pruvost Scotty (présent mais en rattrapage de devoir de base de données)</text:span></text:p>
      <text:h text:style-name="P47" text:outline-level="2">Avancement</text:h>
      <text:h text:style-name="P64" text:outline-level="3">Jér<text:span text:style-name="T4">ôme :</text:span></text:h>
      <text:p text:style-name="P84"><text:span text:style-name="T3">Refonte de la vue de la deuxième app et fonctionnalité d’ouverture de projet</text:span></text:p>
      <text:h text:style-name="P71" text:outline-level="3"><text:span text:style-name="T38">Yanis</text:span>:</text:h>
      <text:p text:style-name="P84"><text:span text:style-name="T3">Correction de bugs au niveau des fichiers de projets </text:span><text:span text:style-name="T16">et assignation du bon répertoire dans un qfiledialog</text:span></text:p>
      <text:h text:style-name="P34" text:outline-level="1">Séance <text:span text:style-name="T29">libre</text:span> du <text:span text:style-name="T37">0</text:span><text:span text:style-name="T39">7</text:span>/0<text:span text:style-name="T37">6</text:span>/2024 <text:s text:c="3"/><text:span text:style-name="T39">10</text:span><text:span text:style-name="T36">h</text:span><text:span text:style-name="T23">-</text:span><text:span text:style-name="T29">1</text:span><text:span text:style-name="T36">1</text:span><text:span text:style-name="T28">h</text:span><text:span text:style-name="T29">30</text:span></text:h>
      <text:h text:style-name="P48" text:outline-level="2">Membres présents</text:h>
      <text:p text:style-name="P85">Vandewalle Jér<text:span text:style-name="T3">ôme – </text:span><text:span text:style-name="T13">Pruvost Scotty – </text:span><text:span text:style-name="T17">Arabah Yanis</text:span></text:p>
      <text:h text:style-name="P48" text:outline-level="2">Avancement</text:h>
      <text:h text:style-name="P65" text:outline-level="3">Jér<text:span text:style-name="T4">ôme :</text:span></text:h>
      <text:p text:style-name="P86"><text:span text:style-name="T3">Fonctionnalité de choix de position de départ arrivée et aléatoire. Merge de plusieurs branches pour avoir l’algorithme de chemin</text:span></text:p>
      <text:h text:style-name="P72" text:outline-level="3">Scotty :</text:h>
      <text:p text:style-name="P86"><text:span text:style-name="T16">A</text:span><text:span text:style-name="T3">lgorithme de génération de chemin</text:span></text:p>
      <text:h text:style-name="P37" text:outline-level="1">Reste du temps - Travail Maison</text:h>
      <text:h text:style-name="P49" text:outline-level="2"><text:span text:style-name="T41">Avancement</text:span></text:h>
      <text:h text:style-name="P66" text:outline-level="3">Jér<text:span text:style-name="T4">ôme :</text:span></text:h>
      <text:p text:style-name="P86"><text:span text:style-name="T3">Ajout de la fonctionnalité de tracé du chemin en fonction de celui-ci, ajout des infos du produits lorsqu’on clique sur une case. Ajout d’un README, ajout de quelques espaces dans le code. Ajout de 2 projets d’exemples. Liaison de la barre de menu avec les fonctionnalités associées. Fix de beaucoup de bugs. Merge de plusieurs branches</text:span></text:p>
      <text:h text:style-name="P73" text:outline-level="3"><text:span text:style-name="T40">Yanis</text:span>:</text:h>
      <text:p text:style-name="P86"><text:span text:style-name="T3">Ajout du choix de l’entrée et sortie sur l’appli 1. Ecriture de tous les commentaires et docstrings. Nettoyage du code pour le rendre plus propre. Fix de plusieurs bug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499cm" fo:margin-bottom="0cm" style:contextual-spacing="false" fo:line-height="115%" fo:text-indent="0.7cm" style:auto-text-indent="false"/>
      <style:text-properties style:font-name="Outfit Medium" fo:font-family="'Outfit Medium'" style:font-style-name="Normal" style:font-pitch="variable" fo:font-weight="normal"/>
    </style:style>
    <style:style style:name="List" style:family="paragraph" style:parent-style-name="Text_20_body" style:class="list">
      <style:paragraph-properties fo:margin-top="0.499cm" fo:margin-bottom="0cm" style:contextual-spacing="false" fo:line-height="10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left="0.499cm" fo:margin-right="0.499cm" fo:margin-top="0cm" fo:margin-bottom="0cm" style:contextual-spacing="false" fo:text-indent="0cm" style:auto-text-indent="false" text:number-lines="false" text:line-number="0"/>
      <style:text-properties style:font-name="Outfit Thin" fo:font-family="'Outfit Thin'" style:font-style-name="Normal" style:font-pitch="variable"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loext:graphic-properties draw:fill="none" draw:fill-color="#729fcf"/>
      <style:paragraph-properties fo:text-align="end" style:justify-single-word="false" fo:background-color="transparent" text:number-lines="false" text:line-number="0">
        <style:tab-stops>
          <style:tab-stop style:position="8.5cm" style:type="center"/>
          <style:tab-stop style:position="17cm" style:type="right"/>
        </style:tab-stops>
      </style:paragraph-properties>
      <style:text-properties style:font-name="Outfit Medium" fo:font-family="'Outfit Medium'" style:font-style-name="Normal" style:font-pitch="variable" fo:font-size="18pt" fo:font-weight="normal"/>
    </style:style>
    <style:style style:name="Title" style:family="paragraph" style:parent-style-name="Heading" style:next-style-name="Text_20_body" style:class="chapter" style:master-page-name="">
      <loext:graphic-properties draw:fill="solid" draw:fill-color="#3264e1"/>
      <style:paragraph-properties fo:margin-top="0cm" fo:margin-bottom="6.001cm" style:contextual-spacing="false" fo:text-align="center" style:justify-single-word="false" style:page-number="auto" fo:background-color="#3264e1" fo:padding="0.049cm" fo:border="4.51pt solid #000000">
        <style:tab-stops/>
      </style:paragraph-properties>
      <style:text-properties fo:color="#000000" loext:opacity="100%" style:font-name="Outfit Medium" fo:font-family="'Outfit Medium'" style:font-style-name="Normal" style:font-pitch="variable" fo:font-size="40pt" fo:font-weight="normal"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Outfit Thin" fo:font-family="'Outfit Thin'" style:font-style-name="Normal" style:font-pitch="variable" fo:font-size="14pt"/>
    </style:style>
    <style:style style:name="Heading_20_1" style:display-name="Heading 1" style:family="paragraph" style:parent-style-name="Heading" style:next-style-name="Text_20_body" style:default-outline-level="1" style:class="text" style:master-page-name="">
      <loext:graphic-properties draw:fill="solid" draw:fill-color="#3296ff"/>
      <style:paragraph-properties fo:margin-top="1cm" fo:margin-bottom="0cm" style:contextual-spacing="false" fo:text-align="center" style:justify-single-word="false" style:page-number="auto" fo:background-color="#3296ff"/>
      <style:text-properties style:font-name="Outfit Medium" fo:font-family="'Outfit Medium'" style:font-style-name="Normal" style:font-pitch="variable" fo:font-size="20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499cm" fo:margin-bottom="0cm" style:contextual-spacing="false" fo:text-indent="0cm" style:auto-text-indent="false"/>
      <style:text-properties style:font-name="Outfit Medium" fo:font-family="'Outfit Medium'" style:font-style-name="Normal" style:font-pitch="variable" fo:font-size="18pt" style:text-underline-style="solid" style:text-underline-width="auto" style:text-underline-color="font-color"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utfit Medium" fo:font-family="'Outfit Medium'" style:font-style-name="Normal" style:font-pitch="variable" fo:font-weight="normal"/>
    </style:style>
    <style:style style:name="Bibliography_20_1" style:display-name="Bibliography 1" style:family="paragraph" style:parent-style-name="Index" style:class="index">
      <style:paragraph-properties fo:margin-left="0cm" fo:margin-right="0cm" fo:margin-top="6.001cm" fo:margin-bottom="0.499cm" style:contextual-spacing="false" fo:text-align="center" style:justify-single-word="false"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Heading_20_3" style:display-name="Heading 3" style:family="paragraph" style:parent-style-name="Heading" style:next-style-name="Text_20_body" style:default-outline-level="3" style:class="text">
      <style:paragraph-properties fo:margin-left="0.499cm" fo:margin-right="0cm" fo:margin-top="0.499cm" fo:margin-bottom="0.101cm" style:contextual-spacing="false" fo:text-indent="0cm" style:auto-text-indent="false"/>
      <style:text-properties style:font-name="Outfit Medium" fo:font-family="'Outfit Medium'" style:font-style-name="Normal" style:font-pitch="variable" fo:font-size="16pt" fo:font-weight="normal"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officeooo:rsid="000a7140" officeooo:paragraph-rsid="000a7140"/>
    </style:style>
    <style:style style:name="MT1" style:family="text">
      <style:text-properties officeooo:rsid="000ad03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K</text:span>rico<draw:frame draw:style-name="Mfr1" draw:name="Image2" text:anchor-type="char" svg:x="-0.474cm" svg:y="-0.949cm" svg:width="4.313cm" svg:height="2.692cm" draw:z-index="21"><draw:image xlink:href="Pictures/1000000100000970000005E4CDC7950075964FE2.png" xlink:type="simple" xlink:show="embed" xlink:actuate="onLoad" draw:mime-type="image/png"/></draw:frame></text:p>
      </style:header>
      <style:footer>
        <text:p text:style-name="Footer_20_right"><text:page-number text:select-page="current">20</text:page-number>/<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17:10:36.197000000</meta:creation-date>
    <meta:editing-duration>PT43M59S</meta:editing-duration>
    <meta:editing-cycles>15</meta:editing-cycles>
    <meta:generator>LibreOffice/7.3.7.2$Linux_X86_64 LibreOffice_project/30$Build-2</meta:generator>
    <dc:date>2024-06-08T19:48:07.836492834</dc:date>
    <meta:document-statistic meta:table-count="0" meta:image-count="1" meta:object-count="0" meta:page-count="22" meta:paragraph-count="165" meta:word-count="988" meta:character-count="6430" meta:non-whitespace-character-count="5513"/>
  </office:meta>
</office:document-meta>
</file>